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none"/>
    </style:style>
    <style:style style:name="Tabla1.A3" style:family="table-cell">
      <style:table-cell-properties fo:background-color="#99ccff" fo:padding="0.097cm" fo:border="none">
        <style:background-image/>
      </style:table-cell-properties>
    </style:style>
    <style:style style:name="Tabla1.A6" style:family="table-cell">
      <style:table-cell-properties fo:background-color="#ffff99" fo:padding="0.097cm" fo:border="none">
        <style:background-image/>
      </style:table-cell-properties>
    </style:style>
    <style:style style:name="Tabla1.A9" style:family="table-cell">
      <style:table-cell-properties fo:background-color="#ff9966" fo:padding="0.097cm" fo:border="none">
        <style:background-image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666cm" style:rel-column-width="218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Heading_20_2">
      <style:paragraph-properties fo:break-before="page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text-line-through-style="none" fo:font-size="8pt" fo:font-style="normal"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 style:editable="true">
        <style:background-image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>
        <style:background-image/>
      </style:graphic-properties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border-line-width="0.035cm 0.088cm 0.088cm" fo:padding="0.15cm" fo:border="0.211cm double #000000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background-color="transparent" style:background-transparency="100%" fo:padding="0cm" fo:border="none" style:shadow="none" style:editable="true">
        <style:background-image/>
      </style:graphic-properties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padding="0cm" fo:border="0.002cm solid #000000" style:shadow="none"/>
    </style:style>
    <style:style style:name="fr7" style:family="graphic" style:parent-style-name="Frame">
      <style:graphic-properties style:run-through="foreground" style:wrap="none" style:vertical-pos="from-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fr8" style:family="graphic" style:parent-style-name="Frame">
      <style:graphic-properties style:run-through="foreground" style:wrap="none" style:vertical-pos="from-top" style:vertical-rel="paragraph" style:horizontal-pos="left" style:horizontal-rel="paragraph" style:shadow="none"/>
    </style:style>
    <style:style style:name="fr9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Standard" form:apply-filter="true" form:command-type="table" form:control-implementation="ooo:com.sun.star.form.component.Form" office:target-frame="" xlink:href="" xlink:type="simple">
          <form:fixed-text form:name="LabelField" form:control-implementation="ooo:com.sun.star.form.component.FixedText" xml:id="control1" form:id="control1" form:label="A form label with a tag (${user.name})" form:for="control2"/>
          <form:text form:name="TextBox" form:control-implementation="ooo:com.sun.star.form.component.TextField" xml:id="control2" form:id="control2" form:current-value="${user.name}, this is editable!" form:value="${user.name}, this is editable!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5.061cm" svg:y="9.477cm" fo:min-width="1.9cm" draw:z-index="3">
        <draw:text-box fo:min-height="0.547cm">
          <text:p text:style-name="Frame_20_contents">${user.name}</text:p>
        </draw:text-box>
      </draw:frame>
      <draw:frame draw:style-name="fr2" draw:name="Marco3" text:anchor-type="page" text:anchor-page-number="1" svg:x="4.953cm" svg:y="10.569cm" fo:min-width="3.034cm" draw:z-index="4">
        <draw:text-box fo:min-height="0.977cm">
          <text:p text:style-name="Frame_20_contents">${user.name}</text:p>
        </draw:text-box>
      </draw:frame>
      <draw:frame draw:style-name="fr3" draw:name="Marco5" text:anchor-type="page" text:anchor-page-number="1" svg:x="19.004cm" svg:y="9.714cm" svg:width="1.995cm" svg:height="0.977cm" draw:z-index="7">
        <draw:text-box>
          <text:p text:style-name="Frame_20_contents">${user.name}</text:p>
        </draw:text-box>
      </draw:frame>
      <draw:frame draw:style-name="fr4" draw:name="Marco6" text:anchor-type="page" text:anchor-page-number="1" svg:x="11.208cm" svg:y="9.363cm" svg:width="1.677cm" svg:height="0.764cm" draw:z-index="8">
        <draw:text-box>
          <text:p text:style-name="Frame_20_contents">${user.name}</text:p>
        </draw:text-box>
      </draw:frame>
      <text:h text:style-name="Heading_20_1" text:outline-level="1">OpenOffice reports demo</text:h>
      <text:p text:style-name="P1">This is just a sample report to show (and test) some of the OpenOffice Reports addon for OpenObjects/OpenERP features.</text:p>
      <text:h text:style-name="Heading_20_2" text:outline-level="2">Simple expresions</text:h>
      <text:p text:style-name="Text_20_body">You can use genshi expressions to use OpenERP data anywhere:</text:p>
      <text:p text:style-name="Text_20_body">You are ${ user.name } and your company is ${ company.name }</text:p>
      <text:h text:style-name="Heading_20_3" text:outline-level="3">In frames</text:h>
      <text:p text:style-name="Text_20_body">You can also use expressions in frames if you need to use specific positions on the page. Some examples:</text:p>
      <text:list xml:id="list43139979" text:style-name="L1">
        <text:list-item>
          <text:p text:style-name="P5">Bla blabla bla blablabla blabla bla blablablablabla bla blablablablabla bla blablablablabla bla blablabla blabla bla blablabla</text:p>
        </text:list-item>
        <text:list-item>
          <text:p text:style-name="P5">Bla blabla bla blablabla blabla bla blablablablabla bla blablablablabla bla blablablablabla bla blablabla blabla bla blablabla</text:p>
        </text:list-item>
        <text:list-item>
          <text:p text:style-name="P5">Bla blabla bla blablabla blabla <draw:frame draw:style-name="fr5" draw:name="Marco4" text:anchor-type="as-char" svg:y="-0.36cm" fo:min-width="1.388cm" svg:height="0.534cm" draw:z-index="5"><draw:text-box><text:p text:style-name="Frame_20_contents">${user.name}</text:p></draw:text-box></draw:frame> bla blablablablabla <draw:frame draw:style-name="fr6" draw:name="Marco2" text:anchor-type="as-char" svg:y="-0.356cm" svg:width="1.369cm" svg:height="0.534cm" draw:z-index="6"><draw:text-box><text:p text:style-name="Frame_20_contents">${user.name} </text:p></draw:text-box></draw:frame> bla blablablablabla bla blablablablabla bla blablabla blabla bla blablabla</text:p>
        </text:list-item>
      </text:list>
      <text:p text:style-name="Text_20_body"/>
      <text:h text:style-name="Heading_20_3" text:outline-level="3">In form fields</text:h>
      <text:p text:style-name="Text_20_body">You can also use expressions on form fields. Notice that you can make PDF files with editable fields (PDF forms), for example the textbox below is editable.</text:p>
      <text:p text:style-name="Text_20_body"><draw:control text:anchor-type="as-char" draw:z-index="9" draw:style-name="gr1" draw:text-style-name="P8" svg:width="7.319cm" svg:height="0.613cm" draw:control="control1"/><draw:control text:anchor-type="as-char" draw:z-index="10" draw:style-name="gr2" draw:text-style-name="P9" svg:width="6.409cm" svg:height="1.95cm" draw:control="control2"/></text:p>
      <text:h text:style-name="Heading_20_3" text:outline-level="3">Translation</text:h>
      <text:p text:style-name="P1">You may use _() to translate text using OpenERP “_” function (using the code translations stored on the OpenERP database). Just like this red text:</text:p>
      <text:p text:style-name="Table_20_Contents"><text:span text:style-name="T2">${ _('Object Name') }</text:span>: ${ model }</text:p>
      <text:p text:style-name="Table_20_Contents"/>
      <text:p text:style-name="Table_20_Contents"/>
      <text:h text:style-name="Heading_20_2" text:outline-level="2"/>
      <text:h text:style-name="P7" text:outline-level="2">Conditional sections</text:h>
      <text:p text:style-name="Text_20_body"/>
      <text:h text:style-name="Heading_20_3" text:outline-level="3">Simple conditional section (<text:span text:style-name="T1">if</text:span>)</text:h>
      <text:p text:style-name="Text_20_body"><text:a xlink:type="simple" xlink:href="relatorio://if%20test=%22len(objects)%20==%201%22">if test="len(objects) == 1"</text:a></text:p>
      <text:p text:style-name="P3">You have selected just one partner.</text:p>
      <text:p text:style-name="Text_20_body"><text:a xlink:type="simple" xlink:href="relatorio:///if">/if</text:a></text:p>
      <text:p text:style-name="Text_20_body"><text:a xlink:type="simple" xlink:href="relatorio://if%20test=%22len(objects)%20%3E%201%22">if test="len(objects) &gt; 1"</text:a></text:p>
      <text:p text:style-name="P3">You have selected more than one partner.</text:p>
      <text:p text:style-name="Text_20_body"><text:a xlink:type="simple" xlink:href="relatorio:///if">/if</text:a></text:p>
      <text:p text:style-name="P2"/>
      <text:h text:style-name="Heading_20_3" text:outline-level="3">Advanced conditional section (<text:span text:style-name="T1">choose</text:span>)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Text_20_body"><text:a xlink:type="simple" xlink:href="relatorio://choose%20test=%22%22">choose test=""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==%201%22">when test="len(objects) == 1"</text:a></text:p>
          </table:table-cell>
        </table:table-row>
        <table:table-row>
          <table:table-cell table:style-name="Tabla1.A3" office:value-type="string">
            <text:p text:style-name="Table_20_Contents">You selected just one partner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%3C%205%22">when test="len(objects) &lt; 5"</text:a></text:p>
          </table:table-cell>
        </table:table-row>
        <table:table-row>
          <table:table-cell table:style-name="Tabla1.A6" office:value-type="string">
            <text:p text:style-name="Text_20_body">You selected a few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otherwise%20test=%22%22">otherwise test=""</text:a></text:p>
          </table:table-cell>
        </table:table-row>
        <table:table-row>
          <table:table-cell table:style-name="Tabla1.A9" office:value-type="string">
            <text:p text:style-name="Text_20_body">You selected a lot of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otherwise">/otherwise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choose">/choose</text:a></text:p>
          </table:table-cell>
        </table:table-row>
      </table:table>
      <text:p text:style-name="Text_20_body"/>
      <text:h text:style-name="Heading_20_2" text:outline-level="2"/>
      <text:h text:style-name="P7" text:outline-level="2">Looping</text:h>
      <text:p text:style-name="Text_20_body"/>
      <text:h text:style-name="Heading_20_3" text:outline-level="3">Simple list (<text:span text:style-name="T1">for</text:span>)</text:h>
      <text:p text:style-name="Text_20_body"><text:a xlink:type="simple" xlink:href="relatorio://for%20each=%22partner%20in%20objects%22">for each="partner in objects"</text:a></text:p>
      <text:list xml:id="list43144062" text:style-name="L2">
        <text:list-item>
          <text:p text:style-name="P6">${ partner.name }</text:p>
        </text:list-item>
      </text:list>
      <text:p text:style-name="Text_20_body"><text:a xlink:type="simple" xlink:href="relatorio:///for">/for</text:a></text:p>
      <text:p text:style-name="Text_20_body"/>
      <text:h text:style-name="Heading_20_3" text:outline-level="3">Row looping (<text:span text:style-name="T1">for</text:span> on rows)</text:h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><text:bookmark-start text:name="DDE_LINK1"/>Name<text:bookmark-end text:name="DDE_LINK1"/></text:p>
          </table:table-cell>
          <table:table-cell table:style-name="Tabla2.A1" office:value-type="string">
            <text:p text:style-name="P4">City</text:p>
          </table:table-cell>
          <table:table-cell table:style-name="Tabla2.C1" office:value-type="string">
            <text:p text:style-name="P4">Country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ext_20_body">${ partner.name }</text:p>
          </table:table-cell>
          <table:table-cell table:style-name="Tabla2.A2" office:value-type="string">
            <text:p text:style-name="Text_20_body">${ partner.city or '' }</text:p>
          </table:table-cell>
          <table:table-cell table:style-name="Tabla2.C2" office:value-type="string">
            <text:p text:style-name="Text_20_body">${ partner.country and partner.country.name or '' }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/for">/for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Column looping (<text:span text:style-name="T1">for</text:span> on columns)</text:h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3.A1" office:value-type="string">
            <text:p text:style-name="Text_20_body">${ partner.name }</text:p>
          </table:table-cell>
          <table:table-cell table:style-name="Tabla3.C1" office:value-type="string">
            <text:p text:style-name="Text_20_body"><text:bookmark-start text:name="DDE_LINK4"/><text:a xlink:type="simple" xlink:href="relatorio:///for">/for</text:a><text:bookmark-end text:name="DDE_LINK4"/></text:p>
          </table:table-cell>
        </table:table-row>
      </table:table>
      <text:p text:style-name="Text_20_body"/>
      <text:h text:style-name="Heading_20_2" text:outline-level="2"/>
      <text:h text:style-name="P7" text:outline-level="2">Images from fields</text:h>
      <text:p text:style-name="Text_20_body"><text:a xlink:type="simple" xlink:href="relatorio://if%20test=%22logo%22">if test="logo"</text:a></text:p>
      <text:p text:style-name="Text_20_body"/>
      <text:p text:style-name="Text_20_body"><text:bookmark-start text:name="DDE_LINK3"/>This frame will be replaced with the company logo<text:bookmark-end text:name="DDE_LINK3"/></text:p>
      <text:p text:style-name="Text_20_body"><draw:frame draw:style-name="fr7" draw:name="image: field_to_image(logo)" text:anchor-type="paragraph" svg:y="0.199cm" svg:width="8.999cm" svg:height="3cm" draw:z-index="0"><draw:text-box><text:p text:style-name="Frame_20_contents"/></draw:text-box></draw:frame></text:p>
      <text:p text:style-name="Text_20_body"><text:bookmark-start text:name="DDE_LINK"/>This frame will be replaced with the company logo<text:bookmark-end text:name="DDE_LINK"/> rotated 180º</text:p>
      <text:p text:style-name="Text_20_body"><draw:frame draw:style-name="fr8" draw:name="image: field_to_image(logo, 180)" text:anchor-type="paragraph" svg:y="0.199cm" svg:width="8.999cm" svg:height="3cm" draw:z-index="1"><draw:text-box><text:p text:style-name="Frame_20_contents"/></draw:text-box></draw:frame></text:p>
      <text:p text:style-name="Text_20_body"><text:a xlink:type="simple" xlink:href="relatorio:///if">/if</text:a></text:p>
      <text:h text:style-name="Heading_20_2" text:outline-level="2"/>
      <text:h text:style-name="Heading_20_2" text:outline-level="2"/>
      <text:h text:style-name="P7" text:outline-level="2">Subreports</text:h>
      <text:h text:style-name="Heading_20_3" text:outline-level="3">Subreports from files</text:h>
      <text:p text:style-name="Text_20_body"><text:a xlink:type="simple" xlink:href="relatorio://for%20each=%22partner%20in%20objects%22">for each="partner in objects"</text:a> ${ subreport(filename='pxgo_openoffice_reports/demo/partner_demo_subreport.odt') } <text:a xlink:type="simple" xlink:href="relatorio:///for">/for</text:a></text:p>
      <text:p text:style-name="Text_20_body"/>
      <text:p text:style-name="Text_20_body"/>
      <text:h text:style-name="Heading_20_2" text:outline-level="2"/>
      <text:h text:style-name="P7" text:outline-level="2">Charts</text:h>
      <text:h text:style-name="Heading_20_3" text:outline-level="3"/>
      <text:h text:style-name="Heading_20_3" text:outline-level="3">Bar chart</text:h>
      <text:p text:style-name="Text_20_body"><draw:frame draw:style-name="fr9" draw:name="image: chart(filename='pxgo_openoffice_reports/demo/partner_demo_bar_chart.yaml')" text:anchor-type="paragraph" svg:width="12cm" svg:height="12cm" draw:z-index="2"><draw:text-box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7T12:22:09</meta:creation-date>
    <dc:date>2011-10-03T23:19:11.25</dc:date>
    <meta:editing-duration>PT10H44M30S</meta:editing-duration>
    <meta:editing-cycles>73</meta:editing-cycles>
    <meta:generator>OpenOffice.org/3.3$Win32 OpenOffice.org_project/330m20$Build-9567</meta:generator>
    <meta:document-statistic meta:table-count="3" meta:image-count="0" meta:object-count="0" meta:page-count="6" meta:paragraph-count="70" meta:word-count="348" meta:character-count="2267"/>
    <meta:user-defined meta:name="Información 1"/>
    <meta:user-defined meta:name="Información 2"/>
    <meta:user-defined meta:name="Información 3"/>
    <meta:user-defined meta:name="Información 4"/>
  </office:meta>
</office:document-meta>
</file>